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537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0.78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685cm" fo:break-before="auto" style:use-optimal-row-height="true"/>
    </style:style>
    <style:style style:name="ro10" style:family="table-row">
      <style:table-row-properties style:row-height="3.106cm" fo:break-before="auto" style:use-optimal-row-height="true"/>
    </style:style>
    <style:style style:name="ro11" style:family="table-row">
      <style:table-row-properties style:row-height="1.184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7" table:number-columns-repeated="3" table:default-cell-style-name="ce8"/>
        <table:table-column table:style-name="co9" table:number-columns-repeated="25" table:default-cell-style-name="ce8"/>
        <table:table-column table:style-name="co10" table:number-columns-repeated="5" table:default-cell-style-name="ce8"/>
        <table:table-column table:style-name="co11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3"/>
          <table:table-cell table:style-name="ce44"/>
          <table:table-cell table:number-columns-repeated="1012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3"/>
          <table:table-cell table:style-name="ce35" table:formula="of:=IF([.J5]=&quot;&quot;;&quot;&quot;;CHOOSE(WEEKDAY([.J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K5]=&quot;&quot;;&quot;&quot;;CHOOSE(WEEKDAY([.K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L5]=&quot;&quot;;&quot;&quot;;CHOOSE(WEEKDAY([.L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M5]=&quot;&quot;;&quot;&quot;;CHOOSE(WEEKDAY([.M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N5]=&quot;&quot;;&quot;&quot;;CHOOSE(WEEKDAY([.N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O5]=&quot;&quot;;&quot;&quot;;CHOOSE(WEEKDAY([.O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P5]=&quot;&quot;;&quot;&quot;;CHOOSE(WEEKDAY([.P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Q5]=&quot;&quot;;&quot;&quot;;CHOOSE(WEEKDAY([.Q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R5]=&quot;&quot;;&quot;&quot;;CHOOSE(WEEKDAY([.R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S5]=&quot;&quot;;&quot;&quot;;CHOOSE(WEEKDAY([.S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T5]=&quot;&quot;;&quot;&quot;;CHOOSE(WEEKDAY([.T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U5]=&quot;&quot;;&quot;&quot;;CHOOSE(WEEKDAY([.U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V5]=&quot;&quot;;&quot;&quot;;CHOOSE(WEEKDAY([.V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W5]=&quot;&quot;;&quot;&quot;;CHOOSE(WEEKDAY([.W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X5]=&quot;&quot;;&quot;&quot;;CHOOSE(WEEKDAY([.X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Y5]=&quot;&quot;;&quot;&quot;;CHOOSE(WEEKDAY([.Y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Z5]=&quot;&quot;;&quot;&quot;;CHOOSE(WEEKDAY([.Z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A5]=&quot;&quot;;&quot;&quot;;CHOOSE(WEEKDAY([.AA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B5]=&quot;&quot;;&quot;&quot;;CHOOSE(WEEKDAY([.AB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C5]=&quot;&quot;;&quot;&quot;;CHOOSE(WEEKDAY([.AC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D5]=&quot;&quot;;&quot;&quot;;CHOOSE(WEEKDAY([.AD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E5]=&quot;&quot;;&quot;&quot;;CHOOSE(WEEKDAY([.AE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AF5]=&quot;&quot;;&quot;&quot;;CHOOSE(WEEKDAY([.AF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G5]=&quot;&quot;;&quot;&quot;;CHOOSE(WEEKDAY([.AG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H5]=&quot;&quot;;&quot;&quot;;CHOOSE(WEEKDAY([.AH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I5]=&quot;&quot;;&quot;&quot;;CHOOSE(WEEKDAY([.AI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J5]=&quot;&quot;;&quot;&quot;;CHOOSE(WEEKDAY([.AJ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K5]=&quot;&quot;;&quot;&quot;;CHOOSE(WEEKDAY([.AK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L5]=&quot;&quot;;&quot;&quot;;CHOOSE(WEEKDAY([.AL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AM5]=&quot;&quot;;&quot;&quot;;CHOOSE(WEEKDAY([.AM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N5]=&quot;&quot;;&quot;&quot;;CHOOSE(WEEKDAY([.AN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O5]=&quot;&quot;;&quot;&quot;;CHOOSE(WEEKDAY([.AO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P5]=&quot;&quot;;&quot;&quot;;CHOOSE(WEEKDAY([.AP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Q5]=&quot;&quot;;&quot;&quot;;CHOOSE(WEEKDAY([.AQ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R5]=&quot;&quot;;&quot;&quot;;CHOOSE(WEEKDAY([.AR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S5]=&quot;&quot;;&quot;&quot;;CHOOSE(WEEKDAY([.AS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AT5]=&quot;&quot;;&quot;&quot;;CHOOSE(WEEKDAY([.AT5];2);&quot;L&quot;;&quot;M&quot;;&quot;X&quot;;&quot;J&quot;;&quot;V&quot;;&quot;S&quot;;&quot;D&quot;))" office:value-type="string" office:string-value="X">
            <text:p>X</text:p>
          </table:table-cell>
          <table:table-cell table:number-columns-repeated="978"/>
        </table:table-row>
        <table:table-row table:style-name="ro6">
          <table:table-cell table:number-columns-repeated="9"/>
          <table:table-cell table:style-name="ce36" office:value-type="date" office:date-value="2012-09-11">
            <text:p>11/sep</text:p>
          </table:table-cell>
          <table:table-cell table:style-name="ce36" table:formula="of:=[.J5]+1" office:value-type="date" office:date-value="2012-09-12">
            <text:p>12/sep</text:p>
          </table:table-cell>
          <table:table-cell table:style-name="ce36" table:formula="of:=[.K5]+1" office:value-type="date" office:date-value="2012-09-13">
            <text:p>13/sep</text:p>
          </table:table-cell>
          <table:table-cell table:style-name="ce36" table:formula="of:=[.L5]+1" office:value-type="date" office:date-value="2012-09-14">
            <text:p>14/sep</text:p>
          </table:table-cell>
          <table:table-cell table:style-name="ce36" table:formula="of:=[.M5]+1" office:value-type="date" office:date-value="2012-09-15">
            <text:p>15/sep</text:p>
          </table:table-cell>
          <table:table-cell table:style-name="ce36" table:formula="of:=[.N5]+1" office:value-type="date" office:date-value="2012-09-16">
            <text:p>16/sep</text:p>
          </table:table-cell>
          <table:table-cell table:style-name="ce36" table:formula="of:=[.O5]+1" office:value-type="date" office:date-value="2012-09-17">
            <text:p>17/sep</text:p>
          </table:table-cell>
          <table:table-cell table:style-name="ce36" table:formula="of:=[.P5]+1" office:value-type="date" office:date-value="2012-09-18">
            <text:p>18/sep</text:p>
          </table:table-cell>
          <table:table-cell table:style-name="ce36" table:formula="of:=[.Q5]+1" office:value-type="date" office:date-value="2012-09-19">
            <text:p>19/sep</text:p>
          </table:table-cell>
          <table:table-cell table:style-name="ce36" table:formula="of:=[.R5]+1" office:value-type="date" office:date-value="2012-09-20">
            <text:p>20/sep</text:p>
          </table:table-cell>
          <table:table-cell table:style-name="ce36" table:formula="of:=[.S5]+1" office:value-type="date" office:date-value="2012-09-21">
            <text:p>21/sep</text:p>
          </table:table-cell>
          <table:table-cell table:style-name="ce36" table:formula="of:=[.T5]+1" office:value-type="date" office:date-value="2012-09-22">
            <text:p>22/sep</text:p>
          </table:table-cell>
          <table:table-cell table:style-name="ce36" table:formula="of:=[.U5]+1" office:value-type="date" office:date-value="2012-09-23">
            <text:p>23/sep</text:p>
          </table:table-cell>
          <table:table-cell table:style-name="ce36" table:formula="of:=[.V5]+1" office:value-type="date" office:date-value="2012-09-24">
            <text:p>24/sep</text:p>
          </table:table-cell>
          <table:table-cell table:style-name="ce36" table:formula="of:=[.W5]+1" office:value-type="date" office:date-value="2012-09-25">
            <text:p>25/sep</text:p>
          </table:table-cell>
          <table:table-cell table:style-name="ce36" table:formula="of:=[.X5]+1" office:value-type="date" office:date-value="2012-09-26">
            <text:p>26/sep</text:p>
          </table:table-cell>
          <table:table-cell table:style-name="ce36" table:formula="of:=[.Y5]+1" office:value-type="date" office:date-value="2012-09-27">
            <text:p>27/sep</text:p>
          </table:table-cell>
          <table:table-cell table:style-name="ce36" table:formula="of:=[.Z5]+1" office:value-type="date" office:date-value="2012-09-28">
            <text:p>28/sep</text:p>
          </table:table-cell>
          <table:table-cell table:style-name="ce36" table:formula="of:=[.AA5]+1" office:value-type="date" office:date-value="2012-09-29">
            <text:p>29/sep</text:p>
          </table:table-cell>
          <table:table-cell table:style-name="ce36" table:formula="of:=[.AB5]+1" office:value-type="date" office:date-value="2012-09-30">
            <text:p>30/sep</text:p>
          </table:table-cell>
          <table:table-cell table:style-name="ce36" table:formula="of:=[.AC5]+1" office:value-type="date" office:date-value="2012-10-01">
            <text:p>01/oct</text:p>
          </table:table-cell>
          <table:table-cell table:style-name="ce36" table:formula="of:=[.AD5]+1" office:value-type="date" office:date-value="2012-10-02">
            <text:p>02/oct</text:p>
          </table:table-cell>
          <table:table-cell table:style-name="ce36" table:formula="of:=[.AE5]+1" office:value-type="date" office:date-value="2012-10-03">
            <text:p>03/oct</text:p>
          </table:table-cell>
          <table:table-cell table:style-name="ce36" table:formula="of:=[.AF5]+1" office:value-type="date" office:date-value="2012-10-04">
            <text:p>04/oct</text:p>
          </table:table-cell>
          <table:table-cell table:style-name="ce36" table:formula="of:=[.AG5]+1" office:value-type="date" office:date-value="2012-10-05">
            <text:p>05/oct</text:p>
          </table:table-cell>
          <table:table-cell table:style-name="ce36" table:formula="of:=[.AH5]+1" office:value-type="date" office:date-value="2012-10-06">
            <text:p>06/oct</text:p>
          </table:table-cell>
          <table:table-cell table:style-name="ce36" table:formula="of:=[.AI5]+1" office:value-type="date" office:date-value="2012-10-07">
            <text:p>07/oct</text:p>
          </table:table-cell>
          <table:table-cell table:style-name="ce36" table:formula="of:=[.AJ5]+1" office:value-type="date" office:date-value="2012-10-08">
            <text:p>08/oct</text:p>
          </table:table-cell>
          <table:table-cell table:style-name="ce36" table:formula="of:=[.AK5]+1" office:value-type="date" office:date-value="2012-10-09">
            <text:p>09/oct</text:p>
          </table:table-cell>
          <table:table-cell table:style-name="ce36" table:formula="of:=[.AL5]+1" office:value-type="date" office:date-value="2012-10-10">
            <text:p>10/oct</text:p>
          </table:table-cell>
          <table:table-cell table:style-name="ce36" table:formula="of:=[.AM5]+1" office:value-type="date" office:date-value="2012-10-11">
            <text:p>11/oct</text:p>
          </table:table-cell>
          <table:table-cell table:style-name="ce36" table:formula="of:=[.AN5]+1" office:value-type="date" office:date-value="2012-10-12">
            <text:p>12/oct</text:p>
          </table:table-cell>
          <table:table-cell table:style-name="ce36" table:formula="of:=[.AO5]+1" office:value-type="date" office:date-value="2012-10-13">
            <text:p>13/oct</text:p>
          </table:table-cell>
          <table:table-cell table:style-name="ce36" table:formula="of:=[.AP5]+1" office:value-type="date" office:date-value="2012-10-14">
            <text:p>14/oct</text:p>
          </table:table-cell>
          <table:table-cell table:style-name="ce36" table:formula="of:=[.AQ5]+1" office:value-type="date" office:date-value="2012-10-15">
            <text:p>15/oct</text:p>
          </table:table-cell>
          <table:table-cell table:style-name="ce36" table:formula="of:=[.AR5]+1" office:value-type="date" office:date-value="2012-10-16">
            <text:p>16/oct</text:p>
          </table:table-cell>
          <table:table-cell table:style-name="ce36" table:formula="of:=[.AS5]+1" office:value-type="date" office:date-value="2012-10-17">
            <text:p>17/oct</text:p>
          </table:table-cell>
          <table:table-cell table:number-columns-repeated="978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Tareas Pendientes</text:p>
          </table:table-cell>
          <table:covered-table-cell table:style-name="ce30"/>
          <table:table-cell table:style-name="ce37" table:formula="of:=COUNTIF([.J10:.J14];&quot;&gt;0&quot;)" office:value-type="float" office:value="3">
            <text:p>3</text:p>
          </table:table-cell>
          <table:table-cell table:style-name="ce37" table:formula="of:=COUNTIF([.K10:.K14];&quot;&gt;0&quot;)" office:value-type="float" office:value="0">
            <text:p>0</text:p>
          </table:table-cell>
          <table:table-cell table:style-name="ce37" table:formula="of:=COUNTIF([.L10:.L14];&quot;&gt;0&quot;)" office:value-type="float" office:value="0">
            <text:p>0</text:p>
          </table:table-cell>
          <table:table-cell table:style-name="ce37" table:formula="of:=COUNTIF([.M10:.M14];&quot;&gt;0&quot;)" office:value-type="float" office:value="0">
            <text:p>0</text:p>
          </table:table-cell>
          <table:table-cell table:style-name="ce37" table:formula="of:=COUNTIF([.N10:.N14];&quot;&gt;0&quot;)" office:value-type="float" office:value="0">
            <text:p>0</text:p>
          </table:table-cell>
          <table:table-cell table:style-name="ce37" table:formula="of:=COUNTIF([.O10:.O14];&quot;&gt;0&quot;)" office:value-type="float" office:value="0">
            <text:p>0</text:p>
          </table:table-cell>
          <table:table-cell table:style-name="ce37" table:formula="of:=COUNTIF([.P10:.P14];&quot;&gt;0&quot;)" office:value-type="float" office:value="0">
            <text:p>0</text:p>
          </table:table-cell>
          <table:table-cell table:style-name="ce37" table:formula="of:=COUNTIF([.Q10:.Q14];&quot;&gt;0&quot;)" office:value-type="float" office:value="0">
            <text:p>0</text:p>
          </table:table-cell>
          <table:table-cell table:style-name="ce37" table:formula="of:=COUNTIF([.R10:.R14];&quot;&gt;0&quot;)" office:value-type="float" office:value="0">
            <text:p>0</text:p>
          </table:table-cell>
          <table:table-cell table:style-name="ce37" table:formula="of:=COUNTIF([.S10:.S14];&quot;&gt;0&quot;)" office:value-type="float" office:value="0">
            <text:p>0</text:p>
          </table:table-cell>
          <table:table-cell table:style-name="ce37" table:formula="of:=COUNTIF([.T10:.T14];&quot;&gt;0&quot;)" office:value-type="float" office:value="0">
            <text:p>0</text:p>
          </table:table-cell>
          <table:table-cell table:style-name="ce37" table:formula="of:=COUNTIF([.U10:.U14];&quot;&gt;0&quot;)" office:value-type="float" office:value="0">
            <text:p>0</text:p>
          </table:table-cell>
          <table:table-cell table:style-name="ce37" table:formula="of:=COUNTIF([.V10:.V14];&quot;&gt;0&quot;)" office:value-type="float" office:value="0">
            <text:p>0</text:p>
          </table:table-cell>
          <table:table-cell table:style-name="ce37" table:formula="of:=COUNTIF([.W10:.W14];&quot;&gt;0&quot;)" office:value-type="float" office:value="0">
            <text:p>0</text:p>
          </table:table-cell>
          <table:table-cell table:style-name="ce37" table:formula="of:=COUNTIF([.X10:.X14];&quot;&gt;0&quot;)" office:value-type="float" office:value="0">
            <text:p>0</text:p>
          </table:table-cell>
          <table:table-cell table:style-name="ce37" table:formula="of:=COUNTIF([.Y10:.Y14];&quot;&gt;0&quot;)" office:value-type="float" office:value="0">
            <text:p>0</text:p>
          </table:table-cell>
          <table:table-cell table:style-name="ce37" table:formula="of:=COUNTIF([.Z10:.Z14];&quot;&gt;0&quot;)" office:value-type="float" office:value="0">
            <text:p>0</text:p>
          </table:table-cell>
          <table:table-cell table:style-name="ce37" table:formula="of:=COUNTIF([.AA10:.AA14];&quot;&gt;0&quot;)" office:value-type="float" office:value="0">
            <text:p>0</text:p>
          </table:table-cell>
          <table:table-cell table:style-name="ce37" table:formula="of:=COUNTIF([.AB10:.AB14];&quot;&gt;0&quot;)" office:value-type="float" office:value="0">
            <text:p>0</text:p>
          </table:table-cell>
          <table:table-cell table:style-name="ce37" table:formula="of:=COUNTIF([.AC10:.AC14];&quot;&gt;0&quot;)" office:value-type="float" office:value="0">
            <text:p>0</text:p>
          </table:table-cell>
          <table:table-cell table:style-name="ce37" table:formula="of:=COUNTIF([.AD10:.AD14];&quot;&gt;0&quot;)" office:value-type="float" office:value="0">
            <text:p>0</text:p>
          </table:table-cell>
          <table:table-cell table:style-name="ce37" table:formula="of:=COUNTIF([.AE10:.AE14];&quot;&gt;0&quot;)" office:value-type="float" office:value="0">
            <text:p>0</text:p>
          </table:table-cell>
          <table:table-cell table:style-name="ce37" table:formula="of:=COUNTIF([.AF10:.AF14];&quot;&gt;0&quot;)" office:value-type="float" office:value="0">
            <text:p>0</text:p>
          </table:table-cell>
          <table:table-cell table:style-name="ce37" table:formula="of:=COUNTIF([.AG10:.AG14];&quot;&gt;0&quot;)" office:value-type="float" office:value="0">
            <text:p>0</text:p>
          </table:table-cell>
          <table:table-cell table:style-name="ce37" table:formula="of:=COUNTIF([.AH10:.AH14];&quot;&gt;0&quot;)" office:value-type="float" office:value="0">
            <text:p>0</text:p>
          </table:table-cell>
          <table:table-cell table:style-name="ce37" table:formula="of:=COUNTIF([.AI10:.AI14];&quot;&gt;0&quot;)" office:value-type="float" office:value="0">
            <text:p>0</text:p>
          </table:table-cell>
          <table:table-cell table:style-name="ce37" table:formula="of:=COUNTIF([.AJ10:.AJ14];&quot;&gt;0&quot;)" office:value-type="float" office:value="0">
            <text:p>0</text:p>
          </table:table-cell>
          <table:table-cell table:style-name="ce37" table:formula="of:=COUNTIF([.AK10:.AK14];&quot;&gt;0&quot;)" office:value-type="float" office:value="0">
            <text:p>0</text:p>
          </table:table-cell>
          <table:table-cell table:style-name="ce37" table:formula="of:=COUNTIF([.AL10:.AL14];&quot;&gt;0&quot;)" office:value-type="float" office:value="0">
            <text:p>0</text:p>
          </table:table-cell>
          <table:table-cell table:style-name="ce37" table:formula="of:=COUNTIF([.AM10:.AM14];&quot;&gt;0&quot;)" office:value-type="float" office:value="0">
            <text:p>0</text:p>
          </table:table-cell>
          <table:table-cell table:style-name="ce37" table:formula="of:=COUNTIF([.AN10:.AN14];&quot;&gt;0&quot;)" office:value-type="float" office:value="0">
            <text:p>0</text:p>
          </table:table-cell>
          <table:table-cell table:style-name="ce37" table:formula="of:=COUNTIF([.AO10:.AO14];&quot;&gt;0&quot;)" office:value-type="float" office:value="0">
            <text:p>0</text:p>
          </table:table-cell>
          <table:table-cell table:style-name="ce37" table:formula="of:=COUNTIF([.AP10:.AP14];&quot;&gt;0&quot;)" office:value-type="float" office:value="0">
            <text:p>0</text:p>
          </table:table-cell>
          <table:table-cell table:style-name="ce37" table:formula="of:=COUNTIF([.AQ10:.AQ14];&quot;&gt;0&quot;)" office:value-type="float" office:value="0">
            <text:p>0</text:p>
          </table:table-cell>
          <table:table-cell table:style-name="ce37" table:formula="of:=COUNTIF([.AR10:.AR14];&quot;&gt;0&quot;)" office:value-type="float" office:value="0">
            <text:p>0</text:p>
          </table:table-cell>
          <table:table-cell table:style-name="ce37" table:formula="of:=COUNTIF([.AS10:.AS14];&quot;&gt;0&quot;)" office:value-type="float" office:value="0">
            <text:p>0</text:p>
          </table:table-cell>
          <table:table-cell table:style-name="ce37" table:formula="of:=COUNTIF([.AT10:.AT14];&quot;&gt;0&quot;)" office:value-type="float" office:value="0">
            <text:p>0</text:p>
          </table:table-cell>
          <table:table-cell table:number-columns-repeated="978"/>
        </table:table-row>
        <table:table-row table:style-name="ro7">
          <table:table-cell table:number-columns-repeated="4"/>
          <table:table-cell table:style-name="ce29"/>
          <table:table-cell table:number-columns-repeated="2"/>
          <table:table-cell table:style-name="ce31" office:value-type="string" table:number-columns-spanned="2" table:number-rows-spanned="1">
            <text:p>Horas de Trabajo Pendientes</text:p>
          </table:table-cell>
          <table:covered-table-cell table:style-name="ce31"/>
          <table:table-cell table:style-name="ce38" table:formula="of:=SUM([.J10:.J14])" office:value-type="float" office:value="7">
            <text:p>7</text:p>
          </table:table-cell>
          <table:table-cell table:style-name="ce38" table:formula="of:=SUM([.K10:.K14])" office:value-type="float" office:value="0">
            <text:p>0</text:p>
          </table:table-cell>
          <table:table-cell table:style-name="ce38" table:formula="of:=SUM([.L10:.L14])" office:value-type="float" office:value="0">
            <text:p>0</text:p>
          </table:table-cell>
          <table:table-cell table:style-name="ce38" table:formula="of:=SUM([.M10:.M14])" office:value-type="float" office:value="0">
            <text:p>0</text:p>
          </table:table-cell>
          <table:table-cell table:style-name="ce38" table:formula="of:=SUM([.N10:.N14])" office:value-type="float" office:value="0">
            <text:p>0</text:p>
          </table:table-cell>
          <table:table-cell table:style-name="ce38" table:formula="of:=SUM([.O10:.O14])" office:value-type="float" office:value="0">
            <text:p>0</text:p>
          </table:table-cell>
          <table:table-cell table:style-name="ce38" table:formula="of:=SUM([.P10:.P14])" office:value-type="float" office:value="0">
            <text:p>0</text:p>
          </table:table-cell>
          <table:table-cell table:style-name="ce38" table:formula="of:=SUM([.Q10:.Q14])" office:value-type="float" office:value="0">
            <text:p>0</text:p>
          </table:table-cell>
          <table:table-cell table:style-name="ce38" table:formula="of:=SUM([.R10:.R14])" office:value-type="float" office:value="0">
            <text:p>0</text:p>
          </table:table-cell>
          <table:table-cell table:style-name="ce38" table:formula="of:=SUM([.S10:.S14])" office:value-type="float" office:value="0">
            <text:p>0</text:p>
          </table:table-cell>
          <table:table-cell table:style-name="ce38" table:formula="of:=SUM([.T10:.T14])" office:value-type="float" office:value="0">
            <text:p>0</text:p>
          </table:table-cell>
          <table:table-cell table:style-name="ce38" table:formula="of:=SUM([.U10:.U14])" office:value-type="float" office:value="0">
            <text:p>0</text:p>
          </table:table-cell>
          <table:table-cell table:style-name="ce38" table:formula="of:=SUM([.V10:.V14])" office:value-type="float" office:value="0">
            <text:p>0</text:p>
          </table:table-cell>
          <table:table-cell table:style-name="ce38" table:formula="of:=SUM([.W10:.W14])" office:value-type="float" office:value="0">
            <text:p>0</text:p>
          </table:table-cell>
          <table:table-cell table:style-name="ce38" table:formula="of:=SUM([.X10:.X14])" office:value-type="float" office:value="0">
            <text:p>0</text:p>
          </table:table-cell>
          <table:table-cell table:style-name="ce38" table:formula="of:=SUM([.Y10:.Y14])" office:value-type="float" office:value="0">
            <text:p>0</text:p>
          </table:table-cell>
          <table:table-cell table:style-name="ce38" table:formula="of:=SUM([.Z10:.Z14])" office:value-type="float" office:value="0">
            <text:p>0</text:p>
          </table:table-cell>
          <table:table-cell table:style-name="ce38" table:formula="of:=SUM([.AA10:.AA14])" office:value-type="float" office:value="0">
            <text:p>0</text:p>
          </table:table-cell>
          <table:table-cell table:style-name="ce38" table:formula="of:=SUM([.AB10:.AB14])" office:value-type="float" office:value="0">
            <text:p>0</text:p>
          </table:table-cell>
          <table:table-cell table:style-name="ce38" table:formula="of:=SUM([.AC10:.AC14])" office:value-type="float" office:value="0">
            <text:p>0</text:p>
          </table:table-cell>
          <table:table-cell table:style-name="ce38" table:formula="of:=SUM([.AD10:.AD14])" office:value-type="float" office:value="0">
            <text:p>0</text:p>
          </table:table-cell>
          <table:table-cell table:style-name="ce38" table:formula="of:=SUM([.AE10:.AE14])" office:value-type="float" office:value="0">
            <text:p>0</text:p>
          </table:table-cell>
          <table:table-cell table:style-name="ce38" table:formula="of:=SUM([.AF10:.AF14])" office:value-type="float" office:value="0">
            <text:p>0</text:p>
          </table:table-cell>
          <table:table-cell table:style-name="ce38" table:formula="of:=SUM([.AG10:.AG14])" office:value-type="float" office:value="0">
            <text:p>0</text:p>
          </table:table-cell>
          <table:table-cell table:style-name="ce38" table:formula="of:=SUM([.AH10:.AH14])" office:value-type="float" office:value="0">
            <text:p>0</text:p>
          </table:table-cell>
          <table:table-cell table:style-name="ce38" table:formula="of:=SUM([.AI10:.AI14])" office:value-type="float" office:value="0">
            <text:p>0</text:p>
          </table:table-cell>
          <table:table-cell table:style-name="ce38" table:formula="of:=SUM([.AJ10:.AJ14])" office:value-type="float" office:value="0">
            <text:p>0</text:p>
          </table:table-cell>
          <table:table-cell table:style-name="ce38" table:formula="of:=SUM([.AK10:.AK14])" office:value-type="float" office:value="0">
            <text:p>0</text:p>
          </table:table-cell>
          <table:table-cell table:style-name="ce38" table:formula="of:=SUM([.AL10:.AL14])" office:value-type="float" office:value="0">
            <text:p>0</text:p>
          </table:table-cell>
          <table:table-cell table:style-name="ce38" table:formula="of:=SUM([.AM10:.AM14])" office:value-type="float" office:value="0">
            <text:p>0</text:p>
          </table:table-cell>
          <table:table-cell table:style-name="ce38" table:formula="of:=SUM([.AN10:.AN14])" office:value-type="float" office:value="0">
            <text:p>0</text:p>
          </table:table-cell>
          <table:table-cell table:style-name="ce38" table:formula="of:=SUM([.AO10:.AO14])" office:value-type="float" office:value="0">
            <text:p>0</text:p>
          </table:table-cell>
          <table:table-cell table:style-name="ce38" table:formula="of:=SUM([.AP10:.AP14])" office:value-type="float" office:value="0">
            <text:p>0</text:p>
          </table:table-cell>
          <table:table-cell table:style-name="ce38" table:formula="of:=SUM([.AQ10:.AQ14])" office:value-type="float" office:value="0">
            <text:p>0</text:p>
          </table:table-cell>
          <table:table-cell table:style-name="ce38" table:formula="of:=SUM([.AR10:.AR14])" office:value-type="float" office:value="0">
            <text:p>0</text:p>
          </table:table-cell>
          <table:table-cell table:style-name="ce38" table:formula="of:=SUM([.AS10:.AS14])" office:value-type="float" office:value="0">
            <text:p>0</text:p>
          </table:table-cell>
          <table:table-cell table:style-name="ce38" table:formula="of:=SUM([.AT10:.AT14])" office:value-type="float" office:value="0">
            <text:p>0</text:p>
          </table:table-cell>
          <table:table-cell table:number-columns-repeated="978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9" office:value-type="string" table:number-columns-spanned="37" table:number-rows-spanned="2">
            <text:p>Esfuerzo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7"/>
          <table:table-cell table:style-name="ce23" office:value-type="string" table:number-columns-spanned="2" table:number-rows-spanned="1">
            <text:p>Ticket</text:p>
          </table:table-cell>
          <table:covered-table-cell table:style-name="ce27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number-columns-repeated="8"/>
          <table:table-cell table:number-columns-repeated="978"/>
        </table:table-row>
        <table:table-row table:style-name="ro8">
          <table:table-cell/>
          <table:table-cell table:style-name="ce24" office:value-type="float" office:value="32">
            <text:p>32</text:p>
          </table:table-cell>
          <table:table-cell table:style-name="ce25" office:value-type="string" table:number-columns-spanned="2" table:number-rows-spanned="1">
            <text:p>380980 - Ingreso de Notas </text:p>
          </table:table-cell>
          <table:covered-table-cell table:style-name="ce28"/>
          <table:table-cell table:style-name="ce25" office:value-type="string" table:number-columns-spanned="2" table:number-rows-spanned="1">
            <text:p>El período de ingreso de notas no esta vigente. Tomando en cuenta que sí existe una calendarización de actividades vigente como se muestra en la imagen adjunta.</text:p>
          </table:table-cell>
          <table:covered-table-cell table:style-name="ce28"/>
          <table:table-cell table:style-name="ce24" table:content-validation-name="val1" office:value-type="string">
            <text:p>Pruebas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1" office:value-type="float" office:value="2">
            <text:p>2</text:p>
          </table:table-cell>
          <table:table-cell table:style-name="ce41" table:number-columns-repeated="36"/>
          <table:table-cell table:number-columns-repeated="978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596606 <text:s/>- Des Asignación </text:p>
          </table:table-cell>
          <table:covered-table-cell table:style-name="Default"/>
          <table:table-cell table:style-name="ce25" office:value-type="string" table:number-columns-spanned="2" table:number-rows-spanned="1">
            <text:p>No permite desasignar, indicando que no hay un perídodo asignado en el calendario de actividades vigente.</text:p>
            <text:p>Sin embargo si hay actividades vigentes en el calendario de actividades (ver imagen adjunta)</text:p>
          </table:table-cell>
          <table:covered-table-cell table:style-name="Default"/>
          <table:table-cell table:style-name="ce24" table:content-validation-name="val1" office:value-type="string">
            <text:p>Pruebas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1" office:value-type="float" office:value="2">
            <text:p>2</text:p>
          </table:table-cell>
          <table:table-cell table:style-name="ce41" table:number-columns-repeated="36"/>
          <table:table-cell table:number-columns-repeated="978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313434 - <text:s/>Asignación cursos <text:s/></text:p>
          </table:table-cell>
          <table:covered-table-cell table:style-name="Default"/>
          <table:table-cell table:style-name="ce25" office:value-type="string" table:number-columns-spanned="2" table:number-rows-spanned="1">
            <text:p>Al ingresar a la opción se despliega el siguiente error:</text:p>
            <text:p>HTTP Status 500 -</text:p>
            <text:p/>
            <text:p>type Exception report</text:p>
            <text:p/>
            <text:p>Message</text:p>
          </table:table-cell>
          <table:covered-table-cell table:style-name="Default"/>
          <table:table-cell table:style-name="ce24" table:content-validation-name="val1" office:value-type="string">
            <text:p>Pruebas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1" office:value-type="float" office:value="3">
            <text:p>3</text:p>
          </table:table-cell>
          <table:table-cell table:style-name="ce41" table:number-columns-repeated="36"/>
          <table:table-cell table:number-columns-repeated="978"/>
        </table:table-row>
        <table:table-row table:style-name="ro5">
          <table:table-cell/>
          <table:table-cell table:style-name="ce24"/>
          <table:table-cell table:style-name="ce26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24" table:content-validation-name="val1"/>
          <table:table-cell table:style-name="ce32" table:content-validation-name="val2"/>
          <table:table-cell table:style-name="ce24" table:content-validation-name="val3"/>
          <table:table-cell table:style-name="ce41" table:number-columns-repeated="37"/>
          <table:table-cell table:number-columns-repeated="978"/>
        </table:table-row>
        <table:table-row table:style-name="ro5">
          <table:table-cell/>
          <table:table-cell table:style-name="ce24"/>
          <table:table-cell table:style-name="ce26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24" table:content-validation-name="val1"/>
          <table:table-cell table:style-name="ce32" table:content-validation-name="val2"/>
          <table:table-cell table:style-name="ce24" table:content-validation-name="val3"/>
          <table:table-cell table:style-name="ce41" table:number-columns-repeated="37"/>
          <table:table-cell table:number-columns-repeated="978"/>
        </table:table-row>
        <table:table-row table:style-name="ro11">
          <table:table-cell table:number-columns-repeated="9"/>
          <table:table-cell table:style-name="ce42" table:formula="of:=[.J5]" office:value-type="date" office:date-value="2012-09-11">
            <text:p>11/sep</text:p>
          </table:table-cell>
          <table:table-cell table:style-name="ce42" table:formula="of:=[.K5]" office:value-type="date" office:date-value="2012-09-12">
            <text:p>12/sep</text:p>
          </table:table-cell>
          <table:table-cell table:style-name="ce42" table:formula="of:=[.L5]" office:value-type="date" office:date-value="2012-09-13">
            <text:p>13/sep</text:p>
          </table:table-cell>
          <table:table-cell table:style-name="ce42" table:formula="of:=[.M5]" office:value-type="date" office:date-value="2012-09-14">
            <text:p>14/sep</text:p>
          </table:table-cell>
          <table:table-cell table:style-name="ce42" table:formula="of:=[.N5]" office:value-type="date" office:date-value="2012-09-15">
            <text:p>15/sep</text:p>
          </table:table-cell>
          <table:table-cell table:style-name="ce42" table:formula="of:=[.O5]" office:value-type="date" office:date-value="2012-09-16">
            <text:p>16/sep</text:p>
          </table:table-cell>
          <table:table-cell table:style-name="ce42" table:formula="of:=[.P5]" office:value-type="date" office:date-value="2012-09-17">
            <text:p>17/sep</text:p>
          </table:table-cell>
          <table:table-cell table:style-name="ce42" table:formula="of:=[.Q5]" office:value-type="date" office:date-value="2012-09-18">
            <text:p>18/sep</text:p>
          </table:table-cell>
          <table:table-cell table:style-name="ce42" table:formula="of:=[.R5]" office:value-type="date" office:date-value="2012-09-19">
            <text:p>19/sep</text:p>
          </table:table-cell>
          <table:table-cell table:style-name="ce42" table:formula="of:=[.S5]" office:value-type="date" office:date-value="2012-09-20">
            <text:p>20/sep</text:p>
          </table:table-cell>
          <table:table-cell table:style-name="ce42" table:formula="of:=[.T5]" office:value-type="date" office:date-value="2012-09-21">
            <text:p>21/sep</text:p>
          </table:table-cell>
          <table:table-cell table:style-name="ce42" table:formula="of:=[.U5]" office:value-type="date" office:date-value="2012-09-22">
            <text:p>22/sep</text:p>
          </table:table-cell>
          <table:table-cell table:style-name="ce42" table:formula="of:=[.V5]" office:value-type="date" office:date-value="2012-09-23">
            <text:p>23/sep</text:p>
          </table:table-cell>
          <table:table-cell table:style-name="ce42" table:formula="of:=[.W5]" office:value-type="date" office:date-value="2012-09-24">
            <text:p>24/sep</text:p>
          </table:table-cell>
          <table:table-cell table:style-name="ce42" table:formula="of:=[.X5]" office:value-type="date" office:date-value="2012-09-25">
            <text:p>25/sep</text:p>
          </table:table-cell>
          <table:table-cell table:style-name="ce42" table:formula="of:=[.Y5]" office:value-type="date" office:date-value="2012-09-26">
            <text:p>26/sep</text:p>
          </table:table-cell>
          <table:table-cell table:style-name="ce42" table:formula="of:=[.Z5]" office:value-type="date" office:date-value="2012-09-27">
            <text:p>27/sep</text:p>
          </table:table-cell>
          <table:table-cell table:style-name="ce42" table:formula="of:=[.AA5]" office:value-type="date" office:date-value="2012-09-28">
            <text:p>28/sep</text:p>
          </table:table-cell>
          <table:table-cell table:style-name="ce42" table:formula="of:=[.AB5]" office:value-type="date" office:date-value="2012-09-29">
            <text:p>29/sep</text:p>
          </table:table-cell>
          <table:table-cell table:style-name="ce42" table:formula="of:=[.AC5]" office:value-type="date" office:date-value="2012-09-30">
            <text:p>30/sep</text:p>
          </table:table-cell>
          <table:table-cell table:style-name="ce42" table:formula="of:=[.AD5]" office:value-type="date" office:date-value="2012-10-01">
            <text:p>01/oct</text:p>
          </table:table-cell>
          <table:table-cell table:style-name="ce42" table:formula="of:=[.AE5]" office:value-type="date" office:date-value="2012-10-02">
            <text:p>02/oct</text:p>
          </table:table-cell>
          <table:table-cell table:style-name="ce42" table:formula="of:=[.AF5]" office:value-type="date" office:date-value="2012-10-03">
            <text:p>03/oct</text:p>
          </table:table-cell>
          <table:table-cell table:style-name="ce42" table:formula="of:=[.AG5]" office:value-type="date" office:date-value="2012-10-04">
            <text:p>04/oct</text:p>
          </table:table-cell>
          <table:table-cell table:style-name="ce42" table:formula="of:=[.AH5]" office:value-type="date" office:date-value="2012-10-05">
            <text:p>05/oct</text:p>
          </table:table-cell>
          <table:table-cell table:style-name="ce42" table:formula="of:=[.AI5]" office:value-type="date" office:date-value="2012-10-06">
            <text:p>06/oct</text:p>
          </table:table-cell>
          <table:table-cell table:style-name="ce42" table:formula="of:=[.AJ5]" office:value-type="date" office:date-value="2012-10-07">
            <text:p>07/oct</text:p>
          </table:table-cell>
          <table:table-cell table:style-name="ce42" table:formula="of:=[.AK5]" office:value-type="date" office:date-value="2012-10-08">
            <text:p>08/oct</text:p>
          </table:table-cell>
          <table:table-cell table:style-name="ce42" table:formula="of:=[.AL5]" office:value-type="date" office:date-value="2012-10-09">
            <text:p>09/oct</text:p>
          </table:table-cell>
          <table:table-cell table:style-name="ce42" table:formula="of:=[.AM5]" office:value-type="date" office:date-value="2012-10-10">
            <text:p>10/oct</text:p>
          </table:table-cell>
          <table:table-cell table:style-name="ce42" table:formula="of:=[.AN5]" office:value-type="date" office:date-value="2012-10-11">
            <text:p>11/oct</text:p>
          </table:table-cell>
          <table:table-cell table:style-name="ce42" table:formula="of:=[.AO5]" office:value-type="date" office:date-value="2012-10-12">
            <text:p>12/oct</text:p>
          </table:table-cell>
          <table:table-cell table:style-name="ce42" table:formula="of:=[.AP5]" office:value-type="date" office:date-value="2012-10-13">
            <text:p>13/oct</text:p>
          </table:table-cell>
          <table:table-cell table:style-name="ce42" table:formula="of:=[.AQ5]" office:value-type="date" office:date-value="2012-10-14">
            <text:p>14/oct</text:p>
          </table:table-cell>
          <table:table-cell table:style-name="ce42" table:formula="of:=[.AR5]" office:value-type="date" office:date-value="2012-10-15">
            <text:p>15/oct</text:p>
          </table:table-cell>
          <table:table-cell table:style-name="ce42" table:formula="of:=[.AS5]" office:value-type="date" office:date-value="2012-10-16">
            <text:p>16/oct</text:p>
          </table:table-cell>
          <table:table-cell table:style-name="ce42" table:formula="of:=[.AT5]" office:value-type="date" office:date-value="2012-10-17">
            <text:p>17/oct</text:p>
          </table:table-cell>
          <table:table-cell table:number-columns-repeated="978"/>
        </table:table-row>
        <table:table-row table:style-name="ro5">
          <table:table-cell table:number-columns-repeated="8"/>
          <table:table-cell table:style-name="ce33" table:content-validation-name="val4" office:value-type="string">
            <text:p>Carlos Solórzano</text:p>
          </table:table-cell>
          <table:table-cell table:style-name="ce33" table:formula="of:=SUMIF([.I10:.I14];[.I16];[.J10:.J14])" office:value-type="float" office:value="7">
            <text:p>7</text:p>
          </table:table-cell>
          <table:table-cell table:style-name="ce33" table:formula="of:=SUMIF([.I10:.I14];[.I16];[.K10:.K14])" office:value-type="float" office:value="0">
            <text:p>0</text:p>
          </table:table-cell>
          <table:table-cell table:style-name="ce33" table:formula="of:=SUMIF([.I10:.I14];[.I16];[.L10:.L14])" office:value-type="float" office:value="0">
            <text:p>0</text:p>
          </table:table-cell>
          <table:table-cell table:style-name="ce33" table:formula="of:=SUMIF([.I10:.I14];[.I16];[.M10:.M14])" office:value-type="float" office:value="0">
            <text:p>0</text:p>
          </table:table-cell>
          <table:table-cell table:style-name="ce33" table:formula="of:=SUMIF([.I10:.I14];[.I16];[.N10:.N14])" office:value-type="float" office:value="0">
            <text:p>0</text:p>
          </table:table-cell>
          <table:table-cell table:style-name="ce33" table:formula="of:=SUMIF([.I10:.I14];[.I16];[.O10:.O14])" office:value-type="float" office:value="0">
            <text:p>0</text:p>
          </table:table-cell>
          <table:table-cell table:style-name="ce33" table:formula="of:=SUMIF([.I10:.I14];[.I16];[.P10:.P14])" office:value-type="float" office:value="0">
            <text:p>0</text:p>
          </table:table-cell>
          <table:table-cell table:style-name="ce33" table:formula="of:=SUMIF([.I10:.I14];[.I16];[.Q10:.Q14])" office:value-type="float" office:value="0">
            <text:p>0</text:p>
          </table:table-cell>
          <table:table-cell table:style-name="ce33" table:formula="of:=SUMIF([.I10:.I14];[.I16];[.R10:.R14])" office:value-type="float" office:value="0">
            <text:p>0</text:p>
          </table:table-cell>
          <table:table-cell table:style-name="ce33" table:formula="of:=SUMIF([.I10:.I14];[.I16];[.S10:.S14])" office:value-type="float" office:value="0">
            <text:p>0</text:p>
          </table:table-cell>
          <table:table-cell table:style-name="ce33" table:formula="of:=SUMIF([.I10:.I14];[.I16];[.T10:.T14])" office:value-type="float" office:value="0">
            <text:p>0</text:p>
          </table:table-cell>
          <table:table-cell table:style-name="ce33" table:formula="of:=SUMIF([.I10:.I14];[.I16];[.U10:.U14])" office:value-type="float" office:value="0">
            <text:p>0</text:p>
          </table:table-cell>
          <table:table-cell table:style-name="ce33" table:formula="of:=SUMIF([.I10:.I14];[.I16];[.V10:.V14])" office:value-type="float" office:value="0">
            <text:p>0</text:p>
          </table:table-cell>
          <table:table-cell table:style-name="ce33" table:formula="of:=SUMIF([.I10:.I14];[.I16];[.W10:.W14])" office:value-type="float" office:value="0">
            <text:p>0</text:p>
          </table:table-cell>
          <table:table-cell table:style-name="ce33" table:formula="of:=SUMIF([.I10:.I14];[.I16];[.X10:.X14])" office:value-type="float" office:value="0">
            <text:p>0</text:p>
          </table:table-cell>
          <table:table-cell table:style-name="ce33" table:formula="of:=SUMIF([.I10:.I14];[.I16];[.Y10:.Y14])" office:value-type="float" office:value="0">
            <text:p>0</text:p>
          </table:table-cell>
          <table:table-cell table:style-name="ce33" table:formula="of:=SUMIF([.I10:.I14];[.I16];[.Z10:.Z14])" office:value-type="float" office:value="0">
            <text:p>0</text:p>
          </table:table-cell>
          <table:table-cell table:style-name="ce33" table:formula="of:=SUMIF([.I10:.I14];[.I16];[.AA10:.AA14])" office:value-type="float" office:value="0">
            <text:p>0</text:p>
          </table:table-cell>
          <table:table-cell table:style-name="ce33" table:formula="of:=SUMIF([.I10:.I14];[.I16];[.AB10:.AB14])" office:value-type="float" office:value="0">
            <text:p>0</text:p>
          </table:table-cell>
          <table:table-cell table:style-name="ce33" table:formula="of:=SUMIF([.I10:.I14];[.I16];[.AC10:.AC14])" office:value-type="float" office:value="0">
            <text:p>0</text:p>
          </table:table-cell>
          <table:table-cell table:style-name="ce33" table:formula="of:=SUMIF([.I10:.I14];[.I16];[.AD10:.AD14])" office:value-type="float" office:value="0">
            <text:p>0</text:p>
          </table:table-cell>
          <table:table-cell table:style-name="ce33" table:formula="of:=SUMIF([.L10:.L14];[.L16];[.AE10:.AE14])" office:value-type="float" office:value="0">
            <text:p>0</text:p>
          </table:table-cell>
          <table:table-cell table:style-name="ce33" table:formula="of:=SUMIF([.I10:.I10];[.I16];[.AF10:.AF10])" office:value-type="float" office:value="0">
            <text:p>0</text:p>
          </table:table-cell>
          <table:table-cell table:style-name="ce33" table:formula="of:=SUMIF([.I10:.I10];[.I16];[.AG10:.AG10])" office:value-type="float" office:value="0">
            <text:p>0</text:p>
          </table:table-cell>
          <table:table-cell table:style-name="ce33" table:formula="of:=SUMIF([.I10:.I10];[.I16];[.AH10:.AH10])" office:value-type="float" office:value="0">
            <text:p>0</text:p>
          </table:table-cell>
          <table:table-cell table:style-name="ce33" table:formula="of:=SUMIF([.J10:.J10];[.J16];[.AI10:.AI10])" office:value-type="float" office:value="0">
            <text:p>0</text:p>
          </table:table-cell>
          <table:table-cell table:style-name="ce33" table:formula="of:=SUMIF([.K10:.K10];[.K16];[.AJ10:.AJ10])" office:value-type="float" office:value="0">
            <text:p>0</text:p>
          </table:table-cell>
          <table:table-cell table:style-name="ce33" table:formula="of:=SUMIF([.L10:.L10];[.L16];[.AK10:.AK10])" office:value-type="float" office:value="0">
            <text:p>0</text:p>
          </table:table-cell>
          <table:table-cell table:style-name="ce33" table:formula="of:=SUMIF([.M10:.M10];[.M16];[.AL10:.AL10])" office:value-type="float" office:value="0">
            <text:p>0</text:p>
          </table:table-cell>
          <table:table-cell table:style-name="ce33" table:formula="of:=SUMIF([.N10:.N10];[.N16];[.AM10:.AM10])" office:value-type="float" office:value="0">
            <text:p>0</text:p>
          </table:table-cell>
          <table:table-cell table:style-name="ce33" table:formula="of:=SUMIF([.O10:.O10];[.O16];[.AN10:.AN10])" office:value-type="float" office:value="0">
            <text:p>0</text:p>
          </table:table-cell>
          <table:table-cell table:style-name="ce33" table:formula="of:=SUMIF([.P10:.P10];[.P16];[.AO10:.AO10])" office:value-type="float" office:value="0">
            <text:p>0</text:p>
          </table:table-cell>
          <table:table-cell table:style-name="ce33" table:formula="of:=SUMIF([.Q10:.Q10];[.Q16];[.AP10:.AP10])" office:value-type="float" office:value="0">
            <text:p>0</text:p>
          </table:table-cell>
          <table:table-cell table:style-name="ce33" table:formula="of:=SUMIF([.R10:.R10];[.R16];[.AQ10:.AQ10])" office:value-type="float" office:value="0">
            <text:p>0</text:p>
          </table:table-cell>
          <table:table-cell table:style-name="ce33" table:formula="of:=SUMIF([.S10:.S10];[.S16];[.AR10:.AR10])" office:value-type="float" office:value="0">
            <text:p>0</text:p>
          </table:table-cell>
          <table:table-cell table:style-name="ce33" table:formula="of:=SUMIF([.T10:.T10];[.T16];[.AS10:.AS10])" office:value-type="float" office:value="0">
            <text:p>0</text:p>
          </table:table-cell>
          <table:table-cell table:style-name="ce33" table:formula="of:=SUMIF([.U10:.U10];[.U16];[.AT10:.AT10])" office:value-type="float" office:value="0">
            <text:p>0</text:p>
          </table:table-cell>
          <table:table-cell table:number-columns-repeated="978"/>
        </table:table-row>
        <table:table-row table:style-name="ro5">
          <table:table-cell table:number-columns-repeated="8"/>
          <table:table-cell table:style-name="ce33" table:content-validation-name="val5"/>
          <table:table-cell table:style-name="ce33" table:formula="of:=SUMIF([.I10:.I10];[.I17];[.J10:.J10])" office:value-type="float" office:value="0">
            <text:p>0</text:p>
          </table:table-cell>
          <table:table-cell table:style-name="ce33" table:formula="of:=SUMIF([.I10:.I10];[.I17];[.K10:.K10])" office:value-type="float" office:value="0">
            <text:p>0</text:p>
          </table:table-cell>
          <table:table-cell table:style-name="ce33" table:formula="of:=SUMIF([.I10:.I10];[.I17];[.L10:.L10])" office:value-type="float" office:value="0">
            <text:p>0</text:p>
          </table:table-cell>
          <table:table-cell table:style-name="ce33" table:formula="of:=SUMIF([.I10:.I10];[.I17];[.M10:.M10])" office:value-type="float" office:value="0">
            <text:p>0</text:p>
          </table:table-cell>
          <table:table-cell table:style-name="ce33" table:formula="of:=SUMIF([.I10:.I10];[.I17];[.N10:.N10])" office:value-type="float" office:value="0">
            <text:p>0</text:p>
          </table:table-cell>
          <table:table-cell table:style-name="ce33" table:formula="of:=SUMIF([.I10:.I10];[.I17];[.O10:.O10])" office:value-type="float" office:value="0">
            <text:p>0</text:p>
          </table:table-cell>
          <table:table-cell table:style-name="ce33" table:formula="of:=SUMIF([.I10:.I10];[.I17];[.P10:.P10])" office:value-type="float" office:value="0">
            <text:p>0</text:p>
          </table:table-cell>
          <table:table-cell table:style-name="ce33" table:formula="of:=SUMIF([.I10:.I10];[.I17];[.Q10:.Q10])" office:value-type="float" office:value="0">
            <text:p>0</text:p>
          </table:table-cell>
          <table:table-cell table:style-name="ce33" table:formula="of:=SUMIF([.I10:.I10];[.I17];[.R10:.R10])" office:value-type="float" office:value="0">
            <text:p>0</text:p>
          </table:table-cell>
          <table:table-cell table:style-name="ce33" table:formula="of:=SUMIF([.I10:.I10];[.I17];[.S10:.S10])" office:value-type="float" office:value="0">
            <text:p>0</text:p>
          </table:table-cell>
          <table:table-cell table:style-name="ce33" table:formula="of:=SUMIF([.I10:.I10];[.I17];[.T10:.T10])" office:value-type="float" office:value="0">
            <text:p>0</text:p>
          </table:table-cell>
          <table:table-cell table:style-name="ce33" table:formula="of:=SUMIF([.I10:.I10];[.I17];[.U10:.U10])" office:value-type="float" office:value="0">
            <text:p>0</text:p>
          </table:table-cell>
          <table:table-cell table:style-name="ce33" table:formula="of:=SUMIF([.I10:.I10];[.I17];[.V10:.V10])" office:value-type="float" office:value="0">
            <text:p>0</text:p>
          </table:table-cell>
          <table:table-cell table:style-name="ce33" table:formula="of:=SUMIF([.I10:.I10];[.I17];[.W10:.W10])" office:value-type="float" office:value="0">
            <text:p>0</text:p>
          </table:table-cell>
          <table:table-cell table:style-name="ce33" table:formula="of:=SUMIF([.I10:.I10];[.I17];[.X10:.X10])" office:value-type="float" office:value="0">
            <text:p>0</text:p>
          </table:table-cell>
          <table:table-cell table:style-name="ce33" table:formula="of:=SUMIF([.I10:.I10];[.I17];[.Y10:.Y10])" office:value-type="float" office:value="0">
            <text:p>0</text:p>
          </table:table-cell>
          <table:table-cell table:style-name="ce33" table:formula="of:=SUMIF([.I10:.I10];[.I17];[.Z10:.Z10])" office:value-type="float" office:value="0">
            <text:p>0</text:p>
          </table:table-cell>
          <table:table-cell table:style-name="ce33" table:formula="of:=SUMIF([.I10:.I10];[.I17];[.AA10:.AA10])" office:value-type="float" office:value="0">
            <text:p>0</text:p>
          </table:table-cell>
          <table:table-cell table:style-name="ce45" table:formula="of:=SUMIF([.I10:.I10];[.I17];[.AB10:.AB10])" office:value-type="float" office:value="0">
            <text:p>0</text:p>
          </table:table-cell>
          <table:table-cell table:style-name="ce33" table:formula="of:=SUMIF([.I10:.I10];[.I17];[.AC10:.AC10])" office:value-type="float" office:value="0">
            <text:p>0</text:p>
          </table:table-cell>
          <table:table-cell table:style-name="ce33" table:formula="of:=SUMIF([.I10:.I10];[.I17];[.AD10:.AD10])" office:value-type="float" office:value="0">
            <text:p>0</text:p>
          </table:table-cell>
          <table:table-cell table:style-name="ce33" table:formula="of:=SUMIF([.I10:.I10];[.I17];[.AE10:.AE10])" office:value-type="float" office:value="0">
            <text:p>0</text:p>
          </table:table-cell>
          <table:table-cell table:style-name="ce33" table:formula="of:=SUMIF([.I10:.I10];[.I17];[.AF10:.AF10])" office:value-type="float" office:value="0">
            <text:p>0</text:p>
          </table:table-cell>
          <table:table-cell table:style-name="ce33" table:formula="of:=SUMIF([.I10:.I10];[.I17];[.AG10:.AG10])" office:value-type="float" office:value="0">
            <text:p>0</text:p>
          </table:table-cell>
          <table:table-cell table:style-name="ce33" table:formula="of:=SUMIF([.I10:.I10];[.I17];[.AH10:.AH10])" office:value-type="float" office:value="0">
            <text:p>0</text:p>
          </table:table-cell>
          <table:table-cell table:style-name="ce33" table:formula="of:=SUMIF([.J10:.J10];[.J17];[.AI10:.AI10])" office:value-type="float" office:value="0">
            <text:p>0</text:p>
          </table:table-cell>
          <table:table-cell table:style-name="ce33" table:formula="of:=SUMIF([.K10:.K10];[.K17];[.AJ10:.AJ10])" office:value-type="float" office:value="0">
            <text:p>0</text:p>
          </table:table-cell>
          <table:table-cell table:style-name="ce33" table:formula="of:=SUMIF([.L10:.L10];[.L17];[.AK10:.AK10])" office:value-type="float" office:value="0">
            <text:p>0</text:p>
          </table:table-cell>
          <table:table-cell table:style-name="ce33" table:formula="of:=SUMIF([.M10:.M10];[.M17];[.AL10:.AL10])" office:value-type="float" office:value="0">
            <text:p>0</text:p>
          </table:table-cell>
          <table:table-cell table:style-name="ce33" table:formula="of:=SUMIF([.N10:.N10];[.N17];[.AM10:.AM10])" office:value-type="float" office:value="0">
            <text:p>0</text:p>
          </table:table-cell>
          <table:table-cell table:style-name="ce33" table:formula="of:=SUMIF([.O10:.O10];[.O17];[.AN10:.AN10])" office:value-type="float" office:value="0">
            <text:p>0</text:p>
          </table:table-cell>
          <table:table-cell table:style-name="ce33" table:formula="of:=SUMIF([.P10:.P10];[.P17];[.AO10:.AO10])" office:value-type="float" office:value="0">
            <text:p>0</text:p>
          </table:table-cell>
          <table:table-cell table:style-name="ce33" table:formula="of:=SUMIF([.Q10:.Q10];[.Q17];[.AP10:.AP10])" office:value-type="float" office:value="0">
            <text:p>0</text:p>
          </table:table-cell>
          <table:table-cell table:style-name="ce33" table:formula="of:=SUMIF([.R10:.R10];[.R17];[.AQ10:.AQ10])" office:value-type="float" office:value="0">
            <text:p>0</text:p>
          </table:table-cell>
          <table:table-cell table:style-name="ce33" table:formula="of:=SUMIF([.S10:.S10];[.S17];[.AR10:.AR10])" office:value-type="float" office:value="0">
            <text:p>0</text:p>
          </table:table-cell>
          <table:table-cell table:style-name="ce33" table:formula="of:=SUMIF([.T10:.T10];[.T17];[.AS10:.AS10])" office:value-type="float" office:value="0">
            <text:p>0</text:p>
          </table:table-cell>
          <table:table-cell table:style-name="ce33" table:formula="of:=SUMIF([.U10:.U10];[.U17];[.AT10:.AT10])" office:value-type="float" office:value="0">
            <text:p>0</text:p>
          </table:table-cell>
          <table:table-cell table:number-columns-repeated="978"/>
        </table:table-row>
        <table:table-row table:style-name="ro5" table:number-rows-repeated="2">
          <table:table-cell table:number-columns-repeated="8"/>
          <table:table-cell table:style-name="ce34" table:number-columns-repeated="26"/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3" table:number-rows-repeated="65497">
          <table:table-cell table:number-columns-repeated="1024"/>
        </table:table-row>
        <table:table-row table:style-name="ro3" table:number-rows-repeated="5">
          <table:table-cell/>
          <table:table-cell table:style-name="Default" table:number-columns-repeated="45"/>
          <table:table-cell table:number-columns-repeated="978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926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46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56cm">
            <draw:object draw:notify-on-update-of-ranges="Sprint.J15:Sprint.AH15 Sprint.I16:Sprint.I16 Sprint.J16:Sprint.AH16 Sprint.I17:Sprint.I17 Sprint.J17:Sprint.AH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/10/2012</text:date>, <text:time>14:4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2-10-04T14:44:36.35</dc:date>
    <meta:generator>OpenOffice.org/3.2$Win32 OpenOffice.org_project/320m18$Build-9502</meta:generator>
    <meta:editing-duration>PT49H00M18S</meta:editing-duration>
    <meta:editing-cycles>158</meta:editing-cycles>
    <meta:document-statistic meta:table-count="4" meta:cell-count="3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5:Sprint.AH17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5:Sprint.AH1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Sprint.I16:Sprint.I16">Carlos Solórzano</text:p>
              </table:table-cell>
              <table:table-cell office:value-type="float" office:value="7">
                <text:p text:id="Sprint.J16:Sprint.AH16"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7:Sprint.I17"/>
              </table:table-cell>
              <table:table-cell office:value-type="float" office:value="0">
                <text:p text:id="Sprint.J17:Sprint.AH1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7">
                <text:p text:id="Sprint.J7:Sprint.AH7"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